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adata.of( Class &lt; ? &gt; type , Class &lt; ? &gt; ... stereo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adata.of( String type , List &lt; String &gt; stereotyp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tadata.of( String type , String ... stereo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